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3580762041974010665"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3017045811491127956"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3856866814146184396"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928090992782901381"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6496546823420533189"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7669063302034505324"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4732918587799125334"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519170554348457441"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40463610" text:continue-list="list4732918587799125334"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1535205766745701544"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0467663"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0476094"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40469739" text:continue-numbering="true" text:style-name="L9">
        <text:list-item>
          <text:list>
            <text:list-header>
              <text:p text:style-name="P208">Warm down: <text:span text:style-name="T3">0.25 mile jog home</text:span></text:p>
              <text:p text:style-name="P209"/>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40468650"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0471581"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6135733682541951497"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8381899563697016930"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5993216257198702498"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0466096"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2787923870092598673"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777706285682743161"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6909587889115779397" text:style-name="L15">
        <text:list-item>
          <text:list>
            <text:list-header>
              <text:p text:style-name="P182">1.5 miles averaging about 9:40/mile and rest 1 min</text:p>
            </text:list-header>
          </text:list>
        </text:list-item>
      </text:list>
      <text:p text:style-name="P24">1 mile in 8:26 and rest 2 min</text:p>
      <text:list xml:id="list1836196528189581321"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4606675955081862237"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0449946"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6057641826703238258"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392326812273274170"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197364242900897286"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40453020" text:continue-list="list4392326812273274170" text:style-name="L19">
        <text:list-item>
          <text:list>
            <text:list-header>
              <text:p text:style-name="P186">(Pace*HR)=1240</text:p>
            </text:list-header>
          </text:list>
        </text:list-item>
      </text:list>
      <text:list xml:id="list40470850" text:continue-list="list6057641826703238258" text:style-name="L18">
        <text:list-item>
          <text:list>
            <text:list-header>
              <text:p text:style-name="P185">2 miles at 10:46/mile Ave HR= 121 bpm and rest a few minutes</text:p>
            </text:list-header>
          </text:list>
        </text:list-item>
      </text:list>
      <text:list xml:id="list40450813" text:continue-list="list40453020"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40476345"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7050696964960144539"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100224068827521130"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9018360278205190069"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3308032180359935243" text:style-name="L24">
        <text:list-item>
          <text:p text:style-name="P212">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3057641017328378842"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1707137819147980"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40453637"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0460703"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4911927843906127531"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1054060915441420344"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4794538098206629113"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7110748357027528409"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3008143810180374612"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793739543938124224" text:style-name="L32">
        <text:list-item>
          <text:list>
            <text:list-header>
              <text:p text:style-name="P196">0.25 miles in 2:54</text:p>
              <text:p text:style-name="P196">1 mile in 9:21 going faster as I ran and ending at around 8:30 pace</text:p>
            </text:list-header>
          </text:list>
        </text:list-item>
      </text:list>
      <text:list xml:id="list964777003452999686"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209513807548438404"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4176050151962234966"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4562830257303892366"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text:soft-page-break/></text:p>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4656567434677047945" text:style-name="L37">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text:soft-page-break/>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ext:soft-page-break/>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1-23T20:21:48.03</dc:date>
    <dc:creator>James Lombardi</dc:creator>
    <meta:editing-duration>P24DT18H55M4S</meta:editing-duration>
    <meta:editing-cycles>1946</meta:editing-cycles>
    <meta:generator>OpenOffice/4.1.2$Win32 OpenOffice.org_project/412m3$Build-9782</meta:generator>
    <meta:document-statistic meta:table-count="0" meta:image-count="9" meta:object-count="0" meta:page-count="195" meta:paragraph-count="5653" meta:word-count="61128" meta:character-count="313255"/>
  </office:meta>
</office:document-meta>
</file>